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0.9111in" table:align="left"/>
    </style:style>
    <style:style style:name="Table1.A" style:family="table-column">
      <style:table-column-properties style:column-width="0.9111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8486in" table:align="left"/>
    </style:style>
    <style:style style:name="Table2.A" style:family="table-column">
      <style:table-column-properties style:column-width="0.8486in"/>
    </style:style>
    <style:style style:name="Table2.1" style:family="table-row">
      <style:table-row-properties style:min-row-height="0.0549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style:min-row-height="0.205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22dd2"/>
    </style:style>
    <style:style style:name="P2" style:family="paragraph" style:parent-style-name="Standard">
      <style:text-properties officeooo:paragraph-rsid="00138da5"/>
    </style:style>
    <style:style style:name="P3" style:family="paragraph" style:parent-style-name="Standard">
      <style:text-properties officeooo:paragraph-rsid="00158bff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22dd2"/>
    </style:style>
    <style:style style:name="T2" style:family="text">
      <style:text-properties officeooo:rsid="00138da5"/>
    </style:style>
    <style:style style:name="T3" style:family="text">
      <style:text-properties officeooo:rsid="00158b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2">System information:</text:span></text:p>
      <text:p text:style-name="P2"><text:span text:style-name="T1">OS: Ubuntu 12.10 </text:span></text:p>
      <text:p text:style-name="P2"><text:span text:style-name="T1">Processor: Intel® Core™ i5-2450M CPU @ 2.50GHz <text:s/></text:span></text:p>
      <text:p text:style-name="P1"><text:span text:style-name="T1">eugene@eugene-Lenovo-G570:~/Documents/cooper_union/ece357$ uname -a</text:span></text:p>
      <text:p text:style-name="P1"><text:span text:style-name="T1">Linux eugene-Lenovo-G570 3.5.0-17-generic #28-Ubuntu SMP Tue Oct 9 19:32:08 UTC 2012 i686 i686 i686 GNU/Linux</text:span></text:p>
      <text:p text:style-name="P1"><text:span text:style-name="T1"/></text:p>
      <text:p text:style-name="P1"><text:span text:style-name="T1">Test files:</text:span></text:p>
      <text:p text:style-name="P1"><text:span text:style-name="T1">1124 -rw-rw-r-- 1 eugene eugene 1147501 Sep 23 22:42 test1</text:span></text:p>
      <text:p text:style-name="P1"><text:span text:style-name="T1">1124 -rw-rw-r-- 1 eugene eugene 1147501 Sep 23 22:43 test2</text:span></text:p>
      <text:p text:style-name="P1"><text:span text:style-name="T1">1124 -rw-rw-r-- 1 eugene eugene 1147501 Sep 23 22:43 test3</text:span></text:p>
      <text:p text:style-name="P1"><text:span text:style-name="T1"/></text:p>
      <text:p text:style-name="P1"><text:span text:style-name="T1">Sample runs:</text:span></text:p>
      <text:p text:style-name="P1"><text:span text:style-name="T1">eugene@eugene-Lenovo-G570:~/Documents/cooper_union/ece357$ time ./copycat -o out test1 test2 test3 -b 512</text:span></text:p>
      <text:p text:style-name="P1"><text:span text:style-name="T1">buffersize=512, outfile=out</text:span></text:p>
      <text:p text:style-name="P1"><text:span text:style-name="T1">optind:5, argc:8</text:span></text:p>
      <text:p text:style-name="P1"><text:span text:style-name="T1">fdin= 4, fdout= 3</text:span></text:p>
      <text:p text:style-name="P1"><text:span text:style-name="T1">optind:6, argc:8</text:span></text:p>
      <text:p text:style-name="P1"><text:span text:style-name="T1">fdin= 4, fdout= 3</text:span></text:p>
      <text:p text:style-name="P1"><text:span text:style-name="T1">optind:7, argc:8</text:span></text:p>
      <text:p text:style-name="P1"><text:span text:style-name="T1">fdin= 4, fdout= 3</text:span></text:p>
      <text:p text:style-name="P1"><text:span text:style-name="T1"></text:span></text:p>
      <text:p text:style-name="P1"><text:span text:style-name="T1">real<text:tab/>0m0.028s</text:span></text:p>
      <text:p text:style-name="P1"><text:span text:style-name="T1">user<text:tab/>0m0.004s</text:span></text:p>
      <text:p text:style-name="P1"><text:span text:style-name="T1">sys<text:tab/>0m0.020s</text:span></text:p>
      <text:p text:style-name="P1"><text:span text:style-name="T1">eugene@eugene-Lenovo-G570:~/Documents/cooper_union/ece357$ time ./copycat -o out test1 test2 test3 -b 1024</text:span></text:p>
      <text:p text:style-name="P1"><text:span text:style-name="T1">buffersize=1024, outfile=out</text:span></text:p>
      <text:p text:style-name="P1"><text:span text:style-name="T1">optind:5, argc:8</text:span></text:p>
      <text:p text:style-name="P1"><text:span text:style-name="T1">fdin= 4, fdout= 3</text:span></text:p>
      <text:p text:style-name="P1"><text:span text:style-name="T1">optind:6, argc:8</text:span></text:p>
      <text:p text:style-name="P1"><text:span text:style-name="T1">fdin= 4, fdout= 3</text:span></text:p>
      <text:p text:style-name="P1"><text:span text:style-name="T1">optind:7, argc:8</text:span></text:p>
      <text:p text:style-name="P1"><text:span text:style-name="T1">fdin= 4, fdout= 3</text:span></text:p>
      <text:p text:style-name="P1"><text:span text:style-name="T1"></text:span></text:p>
      <text:p text:style-name="P1"><text:span text:style-name="T1">real<text:tab/>0m0.020s</text:span></text:p>
      <text:p text:style-name="P1"><text:span text:style-name="T1">user<text:tab/>0m0.004s</text:span></text:p>
      <text:p text:style-name="P1"><text:span text:style-name="T1">sys<text:tab/>0m0.016s</text:span></text:p>
      <text:p text:style-name="P1"><text:span text:style-name="T1"/></text:p>
      <text:p text:style-name="P1"><text:span text:style-name="T1">eugene@eugene-Lenovo-G570:~/Documents/cooper_union/ece357$ time ./copycat -o out test1 test2 test3 -b 4096</text:span></text:p>
      <text:p text:style-name="P1"><text:span text:style-name="T1">buffersize=4096, outfile=out</text:span></text:p>
      <text:p text:style-name="P1"><text:span text:style-name="T1">optind:5, argc:8</text:span></text:p>
      <text:p text:style-name="P1"><text:span text:style-name="T1">fdin= 4, fdout= 3</text:span></text:p>
      <text:p text:style-name="P1"><text:span text:style-name="T1">optind:6, argc:8</text:span></text:p>
      <text:p text:style-name="P1"><text:span text:style-name="T1">fdin= 4, fdout= 3</text:span></text:p>
      <text:p text:style-name="P1"><text:span text:style-name="T1">optind:7, argc:8</text:span></text:p>
      <text:p text:style-name="P1"><text:soft-page-break/><text:span text:style-name="T1">fdin= 4, fdout= 3</text:span></text:p>
      <text:p text:style-name="P1"><text:span text:style-name="T1"></text:span></text:p>
      <text:p text:style-name="P1"><text:span text:style-name="T1">real<text:tab/>0m0.014s</text:span></text:p>
      <text:p text:style-name="P1"><text:span text:style-name="T1">user<text:tab/>0m0.004s</text:span></text:p>
      <text:p text:style-name="P1"><text:span text:style-name="T1">sys<text:tab/>0m0.012s</text:span></text:p>
      <text:p text:style-name="P1"><text:span text:style-name="T1">eugene@eugene-Lenovo-G570:~/Documents/cooper_union/ece357$ time ./copycat -o out test1 test2 test3 -b 8192</text:span></text:p>
      <text:p text:style-name="P1"><text:span text:style-name="T1">buffersize=8192, outfile=out</text:span></text:p>
      <text:p text:style-name="P1"><text:span text:style-name="T1">optind:5, argc:8</text:span></text:p>
      <text:p text:style-name="P1"><text:span text:style-name="T1">fdin= 4, fdout= 3</text:span></text:p>
      <text:p text:style-name="P1"><text:span text:style-name="T1">optind:6, argc:8</text:span></text:p>
      <text:p text:style-name="P1"><text:span text:style-name="T1">fdin= 4, fdout= 3</text:span></text:p>
      <text:p text:style-name="P1"><text:span text:style-name="T1">optind:7, argc:8</text:span></text:p>
      <text:p text:style-name="P1"><text:span text:style-name="T1">fdin= 4, fdout= 3</text:span></text:p>
      <text:p text:style-name="P1"><text:span text:style-name="T1"></text:span></text:p>
      <text:p text:style-name="P1"><text:span text:style-name="T1">real<text:tab/>0m0.018s</text:span></text:p>
      <text:p text:style-name="P1"><text:span text:style-name="T1">user<text:tab/>0m0.000s</text:span></text:p>
      <text:p text:style-name="P1"><text:span text:style-name="T1">sys<text:tab/>0m0.020s</text:span></text:p>
      <text:p text:style-name="P1"><text:span text:style-name="T1"/></text:p>
      <text:p text:style-name="P1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Table_20_Contents"><text:bookmark text:name=":dg"/><draw:frame draw:style-name="fr1" draw:name="graphics1" text:anchor-type="as-char" svg:width="0.0102in" svg:height="0.0161in" draw:z-index="0"><draw:image xlink:href="https://mail.google.com/mail/u/0/images/cleardot.gif" xlink:type="simple" xlink:show="embed" xlink:actuate="onLoad"/></draw:frame></text:p>
                </table:table-cell>
              </table:table-row>
            </table:table>
            <text:p text:style-name="P4"/>
          </table:table-cell>
        </table:table-row>
      </table:table>
      <text:section text:style-name="Sect1" text:name=":df">
        <text:p text:style-name="Text_20_body"/>
      </text:section>
      <text:section text:style-name="Sect1" text:name=":d1">
        <text:p text:style-name="Text_20_body"/>
        <text:section text:style-name="Sect1" text:name=":d0">
          <table:table table:name="Table3" table:style-name="Table3">
            <table:table-column table:style-name="Table3.A" table:number-columns-repeated="2"/>
            <table:table-row table:style-name="Table3.1">
              <table:table-cell table:style-name="Table3.A1" office:value-type="string">
                <text:p text:style-name="P5">Byte size</text:p>
              </table:table-cell>
              <table:table-cell table:style-name="Table3.A1" office:value-type="string">
                <text:p text:style-name="P5">Real time</text:p>
              </table:table-cell>
            </table:table-row>
            <table:table-row table:style-name="Table3.1">
              <table:table-cell table:style-name="Table3.A1" office:value-type="string">
                <text:p text:style-name="P6">2</text:p>
              </table:table-cell>
              <table:table-cell table:style-name="Table3.A1" office:value-type="string">
                <text:p text:style-name="P6">2.668</text:p>
              </table:table-cell>
            </table:table-row>
            <table:table-row table:style-name="Table3.1">
              <table:table-cell table:style-name="Table3.A1" office:value-type="string">
                <text:p text:style-name="P6">4</text:p>
              </table:table-cell>
              <table:table-cell table:style-name="Table3.A1" office:value-type="string">
                <text:p text:style-name="P6">1.445</text:p>
              </table:table-cell>
            </table:table-row>
            <table:table-row table:style-name="Table3.1">
              <table:table-cell table:style-name="Table3.A1" office:value-type="string">
                <text:p text:style-name="P6">8</text:p>
              </table:table-cell>
              <table:table-cell table:style-name="Table3.A1" office:value-type="string">
                <text:p text:style-name="P6">0.714</text:p>
              </table:table-cell>
            </table:table-row>
            <table:table-row table:style-name="Table3.1">
              <table:table-cell table:style-name="Table3.A1" office:value-type="string">
                <text:p text:style-name="P6">16</text:p>
              </table:table-cell>
              <table:table-cell table:style-name="Table3.A1" office:value-type="string">
                <text:p text:style-name="P6">0.349</text:p>
              </table:table-cell>
            </table:table-row>
            <table:table-row table:style-name="Table3.1">
              <table:table-cell table:style-name="Table3.A1" office:value-type="string">
                <text:p text:style-name="P6">32</text:p>
              </table:table-cell>
              <table:table-cell table:style-name="Table3.A1" office:value-type="string">
                <text:p text:style-name="P6">0.188</text:p>
              </table:table-cell>
            </table:table-row>
            <table:table-row table:style-name="Table3.1">
              <table:table-cell table:style-name="Table3.A1" office:value-type="string">
                <text:p text:style-name="P6">64</text:p>
              </table:table-cell>
              <table:table-cell table:style-name="Table3.A1" office:value-type="string">
                <text:p text:style-name="P6">0.104</text:p>
              </table:table-cell>
            </table:table-row>
            <table:table-row table:style-name="Table3.1">
              <table:table-cell table:style-name="Table3.A1" office:value-type="string">
                <text:p text:style-name="P6">128</text:p>
              </table:table-cell>
              <table:table-cell table:style-name="Table3.A1" office:value-type="string">
                <text:p text:style-name="P6">0.06</text:p>
              </table:table-cell>
            </table:table-row>
            <table:table-row table:style-name="Table3.1">
              <table:table-cell table:style-name="Table3.A1" office:value-type="string">
                <text:p text:style-name="P6">256</text:p>
              </table:table-cell>
              <table:table-cell table:style-name="Table3.A1" office:value-type="string">
                <text:p text:style-name="P6">0.036</text:p>
              </table:table-cell>
            </table:table-row>
            <table:table-row table:style-name="Table3.1">
              <table:table-cell table:style-name="Table3.A1" office:value-type="string">
                <text:p text:style-name="P6">512</text:p>
              </table:table-cell>
              <table:table-cell table:style-name="Table3.A1" office:value-type="string">
                <text:p text:style-name="P6">0.028</text:p>
              </table:table-cell>
            </table:table-row>
            <table:table-row table:style-name="Table3.1">
              <table:table-cell table:style-name="Table3.A1" office:value-type="string">
                <text:p text:style-name="P6">1024</text:p>
              </table:table-cell>
              <table:table-cell table:style-name="Table3.A1" office:value-type="string">
                <text:p text:style-name="P6">0.02</text:p>
              </table:table-cell>
            </table:table-row>
            <table:table-row table:style-name="Table3.1">
              <table:table-cell table:style-name="Table3.A1" office:value-type="string">
                <text:p text:style-name="P6">2048</text:p>
              </table:table-cell>
              <table:table-cell table:style-name="Table3.A1" office:value-type="string">
                <text:p text:style-name="P6">0.017</text:p>
              </table:table-cell>
            </table:table-row>
            <table:table-row table:style-name="Table3.1">
              <table:table-cell table:style-name="Table3.A1" office:value-type="string">
                <text:p text:style-name="P6">4096</text:p>
              </table:table-cell>
              <table:table-cell table:style-name="Table3.A1" office:value-type="string">
                <text:p text:style-name="P6">0.014</text:p>
              </table:table-cell>
            </table:table-row>
            <table:table-row table:style-name="Table3.1">
              <table:table-cell table:style-name="Table3.A1" office:value-type="string">
                <text:p text:style-name="P6">8192</text:p>
              </table:table-cell>
              <table:table-cell table:style-name="Table3.A1" office:value-type="string">
                <text:p text:style-name="P6">0.018</text:p>
              </table:table-cell>
            </table:table-row>
            <table:table-row table:style-name="Table3.1">
              <table:table-cell table:style-name="Table3.A1" office:value-type="string">
                <text:p text:style-name="P6">16384</text:p>
              </table:table-cell>
              <table:table-cell table:style-name="Table3.A1" office:value-type="string">
                <text:p text:style-name="P6">0.022</text:p>
              </table:table-cell>
            </table:table-row>
            <table:table-row table:style-name="Table3.1">
              <table:table-cell table:style-name="Table3.A1" office:value-type="string">
                <text:p text:style-name="P6">32768</text:p>
              </table:table-cell>
              <table:table-cell table:style-name="Table3.A1" office:value-type="string">
                <text:p text:style-name="P6">0.014</text:p>
              </table:table-cell>
            </table:table-row>
            <table:table-row table:style-name="Table3.1">
              <table:table-cell table:style-name="Table3.A1" office:value-type="string">
                <text:p text:style-name="P6">65536</text:p>
              </table:table-cell>
              <table:table-cell table:style-name="Table3.A1" office:value-type="string">
                <text:p text:style-name="P6">0.004</text:p>
              </table:table-cell>
            </table:table-row>
            <table:table-row table:style-name="Table3.1">
              <table:table-cell table:style-name="Table3.A1" office:value-type="string">
                <text:p text:style-name="P6">131072</text:p>
              </table:table-cell>
              <table:table-cell table:style-name="Table3.A1" office:value-type="string">
                <text:p text:style-name="P6">0.006</text:p>
              </table:table-cell>
            </table:table-row>
            <table:table-row table:style-name="Table3.1">
              <table:table-cell table:style-name="Table3.A1" office:value-type="string">
                <text:p text:style-name="P6">262144</text:p>
              </table:table-cell>
              <table:table-cell table:style-name="Table3.A1" office:value-type="string">
                <text:p text:style-name="P6">0.006</text:p>
              </table:table-cell>
            </table:table-row>
          </table:table>
        </text:section>
      </text:section>
      <text:p text:style-name="P1"><text:span text:style-name="T1"/></text:p>
      <text:p text:style-name="P1"><text:span text:style-name="T1">Error reports:</text:span></text:p>
      <text:p text:style-name="P1"><text:soft-page-break/><text:span text:style-name="T1">eugene@eugene-Lenovo-G570:~/Documents/cooper_union/ece357$ ./copycat -o out test1 test2 test3 -b </text:span></text:p>
      <text:p text:style-name="P1"><text:span text:style-name="T1">./copycat: option requires an argument -- 'b'</text:span></text:p>
      <text:p text:style-name="P1"><text:span text:style-name="T1">Usage: ./copycat [-b bytes] [-o outfile]</text:span></text:p>
      <text:p text:style-name="P1"><text:span text:style-name="T1">eugene@eugene-Lenovo-G570:~/Documents/cooper_union/ece357$ ./copycat -o out -b 1024 test1 test2 test3 -h</text:span></text:p>
      <text:p text:style-name="P1"><text:span text:style-name="T1">./copycat: invalid option -- 'h'</text:span></text:p>
      <text:p text:style-name="P1"><text:span text:style-name="T1">Usage: ./copycat [-b bytes] [-o outfile]</text:span></text:p>
      <text:p text:style-name="P1"><text:span text:style-name="T1">eugene@eugene-Lenovo-G570:~/Documents/cooper_union/ece357$ ./copycat -b test1 -o out test1</text:span></text:p>
      <text:p text:style-name="P1"><text:span text:style-name="T1">Buffer input not appropriate</text:span></text:p>
      <text:p text:style-name="P1"><text:span text:style-name="T1">eugene@eugene-Lenovo-G570:~/Documents/cooper_union/ece357$ ./copycat -o out test1 test2 test3 -b -1</text:span></text:p>
      <text:p text:style-name="P1"><text:span text:style-name="T1">Buffer input not appropriate</text:span></text:p>
      <text:p text:style-name="P2"><text:span text:style-name="T2">eugene@eugene-Lenovo-G570:~/Documents/cooper_union/ece357$ ./copycat -o out nosuchfile</text:span></text:p>
      <text:p text:style-name="P2"><text:span text:style-name="T2">buffersize=1024, outfile=out</text:span></text:p>
      <text:p text:style-name="P2"><text:span text:style-name="T2">optind:5, argc:6</text:span></text:p>
      <text:p text:style-name="P2"><text:span text:style-name="T2">File error</text:span></text:p>
      <text:p text:style-name="P2"><text:span text:style-name="T2"/></text:p>
      <text:p text:style-name="P3"><text:span text:style-name="T3">/*</text:span></text:p>
      <text:p text:style-name="P3"><text:span text:style-name="T3">Eugene Sokolov, problem set 1</text:span></text:p>
      <text:p text:style-name="P3"><text:span text:style-name="T3">ECE 357 Fall 2013</text:span></text:p>
      <text:p text:style-name="P3"><text:span text:style-name="T3">*/</text:span></text:p>
      <text:p text:style-name="P3"><text:span text:style-name="T3"/></text:p>
      <text:p text:style-name="P3"><text:span text:style-name="T3">#include &lt;stdio.h&gt;</text:span></text:p>
      <text:p text:style-name="P3"><text:span text:style-name="T3">#include &lt;fcntl.h&gt;</text:span></text:p>
      <text:p text:style-name="P3"><text:span text:style-name="T3">#include &lt;errno.h&gt;</text:span></text:p>
      <text:p text:style-name="P3"><text:span text:style-name="T3">#include &lt;unistd.h&gt;</text:span></text:p>
      <text:p text:style-name="P3"><text:span text:style-name="T3">#include &lt;stdlib.h&gt;</text:span></text:p>
      <text:p text:style-name="P3"><text:span text:style-name="T3">#include &lt;string.h&gt;</text:span></text:p>
      <text:p text:style-name="P3"><text:span text:style-name="T3"/></text:p>
      <text:p text:style-name="P3"><text:span text:style-name="T3">extern char *optarg;</text:span></text:p>
      <text:p text:style-name="P3"><text:span text:style-name="T3">extern int opting;</text:span></text:p>
      <text:p text:style-name="P3"><text:span text:style-name="T3"/></text:p>
      <text:p text:style-name="P3"><text:span text:style-name="T3">int main(int argc, char *argv[]){</text:span></text:p>
      <text:p text:style-name="P3"><text:span text:style-name="T3"/></text:p>
      <text:p text:style-name="P3"><text:span text:style-name="T3"><text:tab/>int opt, fdin, fdout, c, d;</text:span></text:p>
      <text:p text:style-name="P3"><text:span text:style-name="T3"><text:tab/>int buffsize = 1024;</text:span></text:p>
      <text:p text:style-name="P3"><text:span text:style-name="T3"><text:tab/>char * outfile;</text:span></text:p>
      <text:p text:style-name="P3"><text:span text:style-name="T3"><text:tab/>char buf[buffsize];</text:span></text:p>
      <text:p text:style-name="P3"><text:span text:style-name="T3"><text:tab/>outfile = "1";</text:span></text:p>
      <text:p text:style-name="P3"><text:span text:style-name="T3"/></text:p>
      <text:p text:style-name="P3"><text:span text:style-name="T3">// Handle the input flags</text:span></text:p>
      <text:p text:style-name="P3"><text:span text:style-name="T3"><text:tab/>while((opt = getopt(argc,argv,"b:o:")) != -1){</text:span></text:p>
      <text:p text:style-name="P3"><text:span text:style-name="T3"><text:tab/></text:span></text:p>
      <text:p text:style-name="P3"><text:span text:style-name="T3"><text:tab/>//printf("optarg:%s\n", optarg);</text:span></text:p>
      <text:p text:style-name="P3"><text:span text:style-name="T3"/></text:p>
      <text:p text:style-name="P3"><text:span text:style-name="T3"><text:tab/><text:tab/>switch(opt){</text:span></text:p>
      <text:p text:style-name="P3"><text:span text:style-name="T3"><text:tab/></text:span></text:p>
      <text:p text:style-name="P3"><text:span text:style-name="T3"><text:tab/><text:tab/>case 'b':</text:span></text:p>
      <text:p text:style-name="P3"><text:soft-page-break/><text:span text:style-name="T3"><text:tab/><text:tab/><text:tab/>buffsize = atoi(optarg);</text:span></text:p>
      <text:p text:style-name="P3"><text:span text:style-name="T3"><text:tab/><text:tab/><text:tab/>break;</text:span></text:p>
      <text:p text:style-name="P3"><text:span text:style-name="T3"/></text:p>
      <text:p text:style-name="P3"><text:span text:style-name="T3"><text:tab/><text:tab/>case 'o':</text:span></text:p>
      <text:p text:style-name="P3"><text:span text:style-name="T3"><text:tab/><text:tab/><text:tab/>outfile = optarg;</text:span></text:p>
      <text:p text:style-name="P3"><text:span text:style-name="T3"><text:tab/><text:tab/><text:tab/>break;<text:tab/></text:span></text:p>
      <text:p text:style-name="P3"><text:span text:style-name="T3"><text:tab/><text:tab/></text:span></text:p>
      <text:p text:style-name="P3"><text:span text:style-name="T3"><text:tab/><text:tab/>default:</text:span></text:p>
      <text:p text:style-name="P3"><text:span text:style-name="T3"><text:tab/><text:tab/><text:tab/>fprintf(stderr, "Usage: %s [-b bytes] [-o outfile]\n", argv[0]);</text:span></text:p>
      <text:p text:style-name="P3"><text:span text:style-name="T3"><text:tab/><text:tab/><text:tab/>exit(EXIT_FAILURE);</text:span></text:p>
      <text:p text:style-name="P3"><text:span text:style-name="T3"><text:tab/><text:tab/>}</text:span></text:p>
      <text:p text:style-name="P3"><text:span text:style-name="T3"><text:tab/>}</text:span></text:p>
      <text:p text:style-name="P3"><text:span text:style-name="T3"/></text:p>
      <text:p text:style-name="P3"><text:span text:style-name="T3"><text:tab/>fdout = open(outfile, O_WRONLY | O_CREAT | O_TRUNC, 0777);</text:span></text:p>
      <text:p text:style-name="P3"><text:span text:style-name="T3"/></text:p>
      <text:p text:style-name="P3"><text:span text:style-name="T3">//Handle buffer error</text:span></text:p>
      <text:p text:style-name="P3"><text:span text:style-name="T3"><text:tab/>if(buffsize &lt; 1 || buffsize &gt; 256001){</text:span></text:p>
      <text:p text:style-name="P3"><text:span text:style-name="T3"><text:tab/><text:tab/>fprintf(stderr, "Buffer input not appropriate\n");</text:span></text:p>
      <text:p text:style-name="P3"><text:span text:style-name="T3"><text:tab/><text:tab/>exit(EXIT_FAILURE);</text:span></text:p>
      <text:p text:style-name="P3"><text:span text:style-name="T3"><text:tab/>}</text:span></text:p>
      <text:p text:style-name="P3"><text:span text:style-name="T3"><text:tab/></text:span></text:p>
      <text:p text:style-name="P3"><text:span text:style-name="T3"><text:tab/>printf("buffersize=%i, outfile=%s\n", buffsize, outfile);</text:span></text:p>
      <text:p text:style-name="P3"><text:span text:style-name="T3"/></text:p>
      <text:p text:style-name="P3"><text:span text:style-name="T3">// Read input and write to output</text:span></text:p>
      <text:p text:style-name="P3"><text:span text:style-name="T3"><text:tab/>while(optind &lt; argc ){</text:span></text:p>
      <text:p text:style-name="P3"><text:span text:style-name="T3"><text:tab/></text:span></text:p>
      <text:p text:style-name="P3"><text:span text:style-name="T3"><text:tab/><text:tab/>printf("optind:%d, argc:%d\n", optind, argc);</text:span></text:p>
      <text:p text:style-name="P3"><text:span text:style-name="T3"><text:s/></text:span></text:p>
      <text:p text:style-name="P3"><text:span text:style-name="T3"><text:tab/><text:tab/>if(optind &gt;= argc) //no input files</text:span></text:p>
      <text:p text:style-name="P3"><text:span text:style-name="T3"><text:tab/><text:tab/><text:tab/>fdin = 1;</text:span></text:p>
      <text:p text:style-name="P3"><text:span text:style-name="T3"><text:tab/><text:tab/>else</text:span></text:p>
      <text:p text:style-name="P3"><text:span text:style-name="T3"><text:tab/><text:tab/><text:tab/>fdin = open(argv[optind], O_RDONLY);</text:span></text:p>
      <text:p text:style-name="P3"><text:span text:style-name="T3"><text:tab/><text:tab/></text:span></text:p>
      <text:p text:style-name="P3"><text:span text:style-name="T3"/></text:p>
      <text:p text:style-name="P3"><text:span text:style-name="T3"><text:tab/><text:tab/>if(fdin &lt; 0 || fdout &lt; 0 ){</text:span></text:p>
      <text:p text:style-name="P3"><text:span text:style-name="T3"><text:tab/><text:tab/><text:tab/>fprintf(stderr, "File error\n");</text:span></text:p>
      <text:p text:style-name="P3"><text:span text:style-name="T3"><text:tab/><text:tab/><text:tab/>exit(EXIT_FAILURE);</text:span></text:p>
      <text:p text:style-name="P3"><text:span text:style-name="T3"><text:tab/><text:tab/>}</text:span></text:p>
      <text:p text:style-name="P3"><text:span text:style-name="T3"><text:tab/><text:tab/></text:span></text:p>
      <text:p text:style-name="P3"><text:span text:style-name="T3"><text:tab/><text:tab/>printf("fdin= %d, fdout= %d\n", fdin, fdout);</text:span></text:p>
      <text:p text:style-name="P3"><text:span text:style-name="T3"><text:tab/><text:tab/></text:span></text:p>
      <text:p text:style-name="P3"><text:span text:style-name="T3"><text:tab/><text:tab/>while(( c = read(fdin, buf, buffsize))){</text:span></text:p>
      <text:p text:style-name="P3"><text:span text:style-name="T3"><text:tab/><text:tab/><text:tab/></text:span></text:p>
      <text:p text:style-name="P3"><text:span text:style-name="T3"><text:tab/><text:tab/><text:tab/>if(strcmp(outfile, "1"))</text:span></text:p>
      <text:p text:style-name="P3"><text:span text:style-name="T3"><text:tab/><text:tab/><text:tab/><text:tab/>d = write(fdout, buf, c);</text:span></text:p>
      <text:p text:style-name="P3"><text:span text:style-name="T3"><text:tab/><text:tab/><text:tab/>else</text:span></text:p>
      <text:p text:style-name="P3"><text:span text:style-name="T3"><text:tab/><text:tab/><text:tab/><text:tab/>d = write(1, buf, c);</text:span></text:p>
      <text:p text:style-name="P3"><text:span text:style-name="T3"/></text:p>
      <text:p text:style-name="P3"><text:span text:style-name="T3"><text:tab/><text:tab/>//Partial write check</text:span></text:p>
      <text:p text:style-name="P3"><text:soft-page-break/><text:span text:style-name="T3"><text:tab/><text:tab/><text:tab/>if( c != d){</text:span></text:p>
      <text:p text:style-name="P3"><text:span text:style-name="T3"><text:tab/><text:tab/><text:tab/>fprintf(stderr, "Partial write error\n");</text:span></text:p>
      <text:p text:style-name="P3"><text:span text:style-name="T3"><text:tab/><text:tab/><text:tab/>exit(EXIT_FAILURE);</text:span></text:p>
      <text:p text:style-name="P3"><text:span text:style-name="T3"><text:tab/><text:tab/><text:tab/>}<text:tab/></text:span></text:p>
      <text:p text:style-name="P3"><text:span text:style-name="T3"><text:tab/><text:tab/>}</text:span></text:p>
      <text:p text:style-name="P3"><text:span text:style-name="T3"><text:tab/></text:span></text:p>
      <text:p text:style-name="P3"><text:span text:style-name="T3"><text:tab/><text:tab/>optind++;</text:span></text:p>
      <text:p text:style-name="P3"><text:span text:style-name="T3"><text:tab/><text:tab/>if(optind == argc)</text:span></text:p>
      <text:p text:style-name="P3"><text:span text:style-name="T3"><text:tab/><text:tab/><text:tab/>break;</text:span></text:p>
      <text:p text:style-name="P3"><text:span text:style-name="T3"><text:tab/></text:span></text:p>
      <text:p text:style-name="P3"><text:span text:style-name="T3"><text:tab/><text:tab/>close(fdin);</text:span></text:p>
      <text:p text:style-name="P3"><text:span text:style-name="T3"><text:tab/><text:tab/></text:span></text:p>
      <text:p text:style-name="P3"><text:span text:style-name="T3"><text:tab/>}</text:span></text:p>
      <text:p text:style-name="P3"><text:span text:style-name="T3"/></text:p>
      <text:p text:style-name="P3"><text:span text:style-name="T3"><text:tab/>close(fdout);</text:span></text:p>
      <text:p text:style-name="P3"><text:span text:style-name="T3"><text:tab/>return 0;<text:tab/></text:span></text:p>
      <text:p text:style-name="P3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</meta:initial-creator>
    <meta:creation-date>2013-09-23T23:02:29</meta:creation-date>
    <dc:date>2013-09-23T23:35:31</dc:date>
    <dc:creator>Eugene </dc:creator>
    <meta:editing-duration>PT17M51S</meta:editing-duration>
    <meta:editing-cycles>2</meta:editing-cycles>
    <meta:generator>LibreOffice/3.6$Linux_x86 LibreOffice_project/360m1$Build-2</meta:generator>
    <meta:document-statistic meta:table-count="3" meta:image-count="1" meta:object-count="0" meta:page-count="5" meta:paragraph-count="196" meta:word-count="538" meta:character-count="4101" meta:non-whitespace-character-count="3535"/>
  </office:meta>
</office:document-meta>
</file>